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1531c" style:font-size-asian="28pt" style:font-size-complex="28pt"/>
    </style:style>
    <style:style style:name="P3" style:family="paragraph" style:parent-style-name="Standard">
      <style:paragraph-properties fo:text-align="end" style:justify-single-word="false"/>
      <style:text-properties officeooo:rsid="00121c0b" officeooo:paragraph-rsid="0011531c"/>
    </style:style>
    <style:style style:name="P4" style:family="paragraph" style:parent-style-name="Standard">
      <style:paragraph-properties fo:line-height="100%" fo:text-align="start" style:justify-single-word="false"/>
      <style:text-properties style:font-name="Arial1" fo:font-size="20pt" fo:font-weight="bold" officeooo:rsid="00129026" officeooo:paragraph-rsid="0012902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0286" officeooo:paragraph-rsid="0011531c"/>
    </style:style>
    <style:style style:name="P6" style:family="paragraph" style:parent-style-name="Standard">
      <style:paragraph-properties fo:text-align="start" style:justify-single-word="false"/>
      <style:text-properties officeooo:rsid="00129026" officeooo:paragraph-rsid="001e0282"/>
    </style:style>
    <style:style style:name="P7" style:family="paragraph" style:parent-style-name="Standard">
      <style:paragraph-properties fo:text-align="start" style:justify-single-word="false"/>
      <style:text-properties officeooo:rsid="001e0282" officeooo:paragraph-rsid="001e0282"/>
    </style:style>
    <style:style style:name="P8" style:family="paragraph" style:parent-style-name="Standard">
      <style:paragraph-properties fo:text-align="start" style:justify-single-word="false"/>
      <style:text-properties officeooo:rsid="001e0282" officeooo:paragraph-rsid="0027a99c"/>
    </style:style>
    <style:style style:name="P9" style:family="paragraph" style:parent-style-name="Standard">
      <style:paragraph-properties fo:text-align="start" style:justify-single-word="false"/>
      <style:text-properties officeooo:rsid="001e0282" officeooo:paragraph-rsid="003880f1"/>
    </style:style>
    <style:style style:name="P10" style:family="paragraph" style:parent-style-name="Standard">
      <style:paragraph-properties fo:text-align="start" style:justify-single-word="false"/>
      <style:text-properties officeooo:rsid="001e0282" officeooo:paragraph-rsid="003f58bb"/>
    </style:style>
    <style:style style:name="P11" style:family="paragraph" style:parent-style-name="Standard">
      <style:paragraph-properties fo:text-align="start" style:justify-single-word="false"/>
      <style:text-properties officeooo:rsid="00140ab5" officeooo:paragraph-rsid="002d7e7d"/>
    </style:style>
    <style:style style:name="P12" style:family="paragraph" style:parent-style-name="Standard">
      <style:paragraph-properties fo:line-height="100%" fo:text-align="start" style:justify-single-word="false"/>
      <style:text-properties officeooo:rsid="00140ab5" officeooo:paragraph-rsid="002d7e7d"/>
    </style:style>
    <style:style style:name="P13" style:family="paragraph" style:parent-style-name="Standard">
      <style:paragraph-properties fo:text-align="start" style:justify-single-word="false"/>
      <style:text-properties officeooo:rsid="0027a99c" officeooo:paragraph-rsid="0027a99c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3b175f" officeooo:paragraph-rsid="003b175f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3d1010" officeooo:paragraph-rsid="003d101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3d1010" officeooo:paragraph-rsid="003d1010"/>
    </style:style>
    <style:style style:name="P17" style:family="paragraph" style:parent-style-name="Standard">
      <style:paragraph-properties fo:line-height="100%" fo:text-align="start" style:justify-single-word="false"/>
      <style:text-properties officeooo:rsid="003d90e3" officeooo:paragraph-rsid="003d90e3"/>
    </style:style>
    <style:style style:name="P18" style:family="paragraph" style:parent-style-name="Horizontal_20_Line">
      <style:paragraph-properties fo:margin-top="0cm" fo:margin-bottom="0.275cm" loext:contextual-spacing="false"/>
      <style:text-properties officeooo:paragraph-rsid="0011531c"/>
    </style:style>
    <style:style style:name="P19" style:family="paragraph" style:parent-style-name="Horizontal_20_Line">
      <style:paragraph-properties fo:margin-top="0cm" fo:margin-bottom="0.275cm" loext:contextual-spacing="false"/>
      <style:text-properties officeooo:paragraph-rsid="00129026"/>
    </style:style>
    <style:style style:name="P20" style:family="paragraph" style:parent-style-name="Standard">
      <style:paragraph-properties fo:line-height="150%" fo:text-align="start" style:justify-single-word="false"/>
      <style:text-properties fo:font-weight="bold" officeooo:rsid="003b175f" officeooo:paragraph-rsid="003b175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d7e7d" officeooo:paragraph-rsid="002d7e7d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322a7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34196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d7e7d" officeooo:paragraph-rsid="00322a7c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5e6a3" officeooo:paragraph-rsid="0035e6a3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2960ac" officeooo:paragraph-rsid="0034196a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2960ac" officeooo:paragraph-rsid="002960ac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29855a" officeooo:paragraph-rsid="0029855a"/>
    </style:style>
    <style:style style:name="P29" style:family="paragraph" style:parent-style-name="Standard">
      <style:paragraph-properties fo:text-align="start" style:justify-single-word="false"/>
      <style:text-properties officeooo:rsid="001e0282" officeooo:paragraph-rsid="0045715e"/>
    </style:style>
    <style:style style:name="T1" style:family="text">
      <style:text-properties officeooo:rsid="0011531c"/>
    </style:style>
    <style:style style:name="T2" style:family="text">
      <style:text-properties officeooo:rsid="0014e7a2"/>
    </style:style>
    <style:style style:name="T3" style:family="text">
      <style:text-properties officeooo:rsid="001c6f65"/>
    </style:style>
    <style:style style:name="T4" style:family="text">
      <style:text-properties officeooo:rsid="001e0282"/>
    </style:style>
    <style:style style:name="T5" style:family="text">
      <style:text-properties officeooo:rsid="001fa8c6"/>
    </style:style>
    <style:style style:name="T6" style:family="text">
      <style:text-properties officeooo:rsid="0023be11"/>
    </style:style>
    <style:style style:name="T7" style:family="text">
      <style:text-properties style:font-name="Consolas" officeooo:rsid="002960ac"/>
    </style:style>
    <style:style style:name="T8" style:family="text">
      <style:text-properties style:font-name="Consolas" officeooo:rsid="002d7e7d"/>
    </style:style>
    <style:style style:name="T9" style:family="text">
      <style:text-properties officeooo:rsid="0023e9c3"/>
    </style:style>
    <style:style style:name="T10" style:family="text">
      <style:text-properties officeooo:rsid="002960ac"/>
    </style:style>
    <style:style style:name="T11" style:family="text">
      <style:text-properties officeooo:rsid="0029855a"/>
    </style:style>
    <style:style style:name="T12" style:family="text">
      <style:text-properties officeooo:rsid="002d7e7d"/>
    </style:style>
    <style:style style:name="T13" style:family="text">
      <style:text-properties fo:color="#00a65d" style:font-name="Consolas" officeooo:rsid="002960ac"/>
    </style:style>
    <style:style style:name="T14" style:family="text">
      <style:text-properties fo:color="#00a65d" style:font-name="Consolas" officeooo:rsid="0031e054"/>
    </style:style>
    <style:style style:name="T15" style:family="text">
      <style:text-properties fo:color="#1b75bc" style:font-name="Consolas" officeooo:rsid="0031e054"/>
    </style:style>
    <style:style style:name="T16" style:family="text">
      <style:text-properties officeooo:rsid="0035e6a3"/>
    </style:style>
    <style:style style:name="T17" style:family="text">
      <style:text-properties officeooo:rsid="003765bd"/>
    </style:style>
    <style:style style:name="T18" style:family="text">
      <style:text-properties officeooo:rsid="003b175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Noto Sans CJK TC1" officeooo:rsid="0040733d"/>
    </style:style>
    <style:style style:name="T21" style:family="text">
      <style:text-properties style:font-name="Noto Sans CJK TC1" officeooo:rsid="0023be11"/>
    </style:style>
    <style:style style:name="T22" style:family="text">
      <style:text-properties officeooo:rsid="0042ec0f"/>
    </style:style>
    <style:style style:name="T23" style:family="text">
      <style:text-properties officeooo:rsid="004571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<text:span text:style-name="T1">3</text:span> Report</text:p>
      <text:p text:style-name="P3">B06602037 徐子程</text:p>
      <text:p text:style-name="P4">What I observed ?</text:p>
      <text:p text:style-name="P18"/>
      <text:p text:style-name="P11">不論是srilm<text:span text:style-name="T5">的</text:span>disambig 或 mydisambig，有些詞會沒有辦法正確還原，<text:span text:style-name="T2">例如：「華視」會被解讀成 「忽視」；「大ㄐ」被解讀成「大金」。可能是corpus不足所造成。</text:span></text:p>
      <text:p text:style-name="P11"/>
      <text:p text:style-name="P15">Testing Environment</text:p>
      <text:p text:style-name="P16">OS : Ubuntu 18.04.3 LTS</text:p>
      <text:p text:style-name="P16">CPU : Intel i7 i7-8550U</text:p>
      <text:p text:style-name="P16">RAM : DDR4 2133 12G</text:p>
      <text:p text:style-name="P11"/>
      <text:p text:style-name="P11">經測試給定之<text:span text:style-name="T18">test data 1~10，所花費時間如下</text:span></text:p>
      <text:p text:style-name="P11"/>
      <text:p text:style-name="P14">disambig</text:p>
      <text:p text:style-name="P12">real <text:s text:c="3"/>0m35.375s</text:p>
      <text:p text:style-name="P12">user <text:s text:c="3"/>0m35.219s</text:p>
      <text:p text:style-name="P12">sys <text:s text:c="4"/>0m0.117s</text:p>
      <text:p text:style-name="P11"/>
      <text:p text:style-name="P14">mydisambig</text:p>
      <text:p text:style-name="P12">real <text:s text:c="3"/>1m33.144s</text:p>
      <text:p text:style-name="P12">user <text:s text:c="3"/>1m32.951s</text:p>
      <text:p text:style-name="P12">sys <text:s text:c="4"/>0m0.136s</text:p>
      <text:p text:style-name="P12"/>
      <text:p text:style-name="P17">顯然，效能有些差距。</text:p>
      <text:p text:style-name="P5"/>
      <text:p text:style-name="P4">What I have done ?</text:p>
      <text:p text:style-name="P19"/>
      <text:p text:style-name="P6">我實做了 <text:span text:style-name="T3">ZhuYin to Big5 mapping 和</text:span> bigram decoding <text:span text:style-name="T4">(mydisambig)。與srilm套件的disambig比較，對於同一份輸入檔案，可獲得完全一致的結果。</text:span></text:p>
      <text:p text:style-name="P7"/>
      <text:p text:style-name="P29">其中實做上比較困難的部份是要將<text:span text:style-name="T9">HW1的Viterbi轉移到這個作業上使用，以及衍生出</text:span>決定要用何種資料結構的問題，因為在<text:span text:style-name="T23">HW1中，number of state是固定的，在此作業中，每個注音對應到的中文字數目是不同的</text:span>。</text:p>
      <text:p text:style-name="P29"><text:span text:style-name="T9">不過正好藉此機會重新瞭解Viterbi運作的原理，再回來寫就比較容易。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1">map實做</text:p>
      <text:list xml:id="list383664348" text:style-name="L1">
        <text:list-item>
          <text:p text:style-name="P24">逐行讀取中文與其對應到的注音，並將Big5字元轉為unsigned 16bit integer。注音ㄅ~ㄦ作為key，對應到的中文字作為value，存入hash table中。</text:p>
          <text:p text:style-name="P22"><text:span text:style-name="T12">( </text:span><text:span text:style-name="T8">unordered_map&lt;</text:span><text:span text:style-name="T15">unit16_t</text:span><text:span text:style-name="T14">&gt;</text:span><text:span text:style-name="T8">, vector&lt;</text:span><text:span text:style-name="T15">unit16_t</text:span><text:span text:style-name="T8">&gt; *)</text:span><text:span text:style-name="T12">)</text:span></text:p>
        </text:list-item>
        <text:list-item>
          <text:p text:style-name="P25">Traverse整個unordered map，逐一寫入注音與其對應到的中文字到輸出檔案。</text:p>
        </text:list-item>
      </text:list>
      <text:p text:style-name="P8"/>
      <text:p text:style-name="P13"><text:span text:style-name="T19">mydisambig實做</text:span></text:p>
      <text:list xml:id="list420846353" text:style-name="L2">
        <text:list-item>
          <text:p text:style-name="P26">將ZhuYin to Big5 mapping檔案存入hash table。</text:p>
          <text:p text:style-name="P23"><text:span text:style-name="T10"><text:s/>(</text:span><text:span text:style-name="T7">unordered_map&lt;</text:span><text:span text:style-name="T13">string</text:span><text:span text:style-name="T7">, vector&lt;</text:span><text:span text:style-name="T13">string</text:span><text:span text:style-name="T7">&gt; *)</text:span><text:span text:style-name="T10">)</text:span></text:p>
        </text:list-item>
        <text:list-item>
          <text:p text:style-name="P27">利用<text:span text:style-name="T4">srilm套件讀取</text:span>language model。</text:p>
        </text:list-item>
        <text:list-item>
          <text:p text:style-name="P28">逐行讀取segemented file，進行Viterbi，得到decoded結果，寫入輸至出檔案，直到將所有的行數讀完。</text:p>
        </text:list-item>
      </text:list>
      <text:p text:style-name="P8"/>
      <text:p text:style-name="P9">為了減少記憶體的使用，增加效率，每個注音的<text:span text:style-name="T11">mapping只存一次，之後</text:span>使用指標存取（指向<text:span text:style-name="T16">unordered map內的</text:span><text:span text:style-name="T7">vector&lt;</text:span><text:span text:style-name="T13">string</text:span><text:span text:style-name="T7">&gt; *</text:span>），不重複儲存。</text:p>
      <text:p text:style-name="P8"/>
      <text:p text:style-name="P8"><text:span text:style-name="T9">另外是</text:span>使用srilm套件要注意的細節，例如：要在每一個句子頭尾插入<text:span text:style-name="T20">&lt;s&gt;, </text:span><text:span text:style-name="T21">&lt;/s&gt;</text:span><text:span text:style-name="T6">，才能使用。</text:span></text:p>
      <text:p text:style-name="P8">以及其內部定義的機率是以<text:span text:style-name="T22">logrithm 表示，因此計算上要以相加代替相乘。</text:span></text:p>
      <text:p text:style-name="Horizontal_20_Line"/>
      <text:p text:style-name="P10">作業完成也要感謝與我討論的同學：</text:p>
      <text:p text:style-name="P10">b06901180 鄭謹譯 、b06602<text:span text:style-name="T17">047 蔡宜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2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3:25:54.020066616</meta:creation-date>
    <dc:date>2019-12-06T09:57:01.905697733</dc:date>
    <meta:editing-duration>P1DT4H45M59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593" meta:character-count="1219" meta:non-whitespace-character-count="1133"/>
  </office:meta>
</office:document-meta>
</file>